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solated bipolar monitoring circuit: </text:p>
      <text:p text:style-name="Standard"><text:span text:style-name="T4">40mV = 1V</text:span> on electrodes</text:p>
      <text:p text:style-name="Standard">hence</text:p>
      <text:p text:style-name="Standard">Electrode impedance = </text:p>
      <text:p text:style-name="Standard">(Vmon (mv) / 40mV) / current (A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lh24 </meta:initial-creator>
    <meta:creation-date>2010-06-01T18:30:35</meta:creation-date>
    <meta:printed-by>tlh24 </meta:printed-by>
    <meta:print-date>2010-06-01T18:37:59</meta:print-date>
    <meta:document-statistic meta:table-count="0" meta:image-count="0" meta:object-count="0" meta:page-count="1" meta:paragraph-count="5" meta:word-count="20" meta:character-count="119"/>
    <dc:date>2010-06-01T18:38:15</dc:date>
    <dc:creator>tlh24 </dc:creator>
    <meta:editing-duration>PT00H07M41S</meta:editing-duration>
    <meta:editing-cycles>1</meta:editing-cycles>
    <meta:generator>OpenOffice.org/3.2$Unix OpenOffice.org_project/320m12$Build-9483</meta:generator>
  </office:meta>
</office:document-meta>
</file>